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d3090" officeooo:paragraph-rsid="000d309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c43a" officeooo:paragraph-rsid="0014c43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3090" officeooo:paragraph-rsid="000d309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d3090" officeooo:paragraph-rsid="000d309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e6623" officeooo:paragraph-rsid="000e662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ff8c9" officeooo:paragraph-rsid="000ff8c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6623" officeooo:paragraph-rsid="000e66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65d" officeooo:paragraph-rsid="0011665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b474" officeooo:paragraph-rsid="0017b474" style:font-weight-asian="normal" style:font-weight-complex="normal"/>
    </style:style>
    <style:style style:name="T1" style:family="text">
      <style:text-properties officeooo:rsid="000fdf0b"/>
    </style:style>
    <style:style style:name="T2" style:family="text">
      <style:text-properties officeooo:rsid="000ff8c9"/>
    </style:style>
    <style:style style:name="T3" style:family="text">
      <style:text-properties fo:language="it" fo:country="IT" officeooo:rsid="000ff8c9"/>
    </style:style>
    <style:style style:name="T4" style:family="text">
      <style:text-properties fo:language="it" fo:country="IT" officeooo:rsid="000fdf0b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35865" style:font-size-asian="10.5pt" style:font-size-complex="12pt"/>
    </style:style>
    <style:style style:name="T7" style:family="text">
      <style:text-properties fo:font-size="12pt" officeooo:rsid="001811f4" style:font-size-asian="10.5pt" style:font-size-complex="12pt"/>
    </style:style>
    <style:style style:name="T8" style:family="text">
      <style:text-properties fo:font-size="12pt" officeooo:rsid="0019b08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etto 2: implementazione di algoritmi paralleli per string matching</text:p>
      <text:p text:style-name="P4"/>
      <text:p text:style-name="P7">Il progetto consiste nella realizzazione di due rielaborazioni dell’algoritmo di Knuth-Morris-Pratt con la programmazione parallela utilizzando: MPI ed OpenMP.</text:p>
      <text:p text:style-name="P7"/>
      <text:p text:style-name="P5">MPI</text:p>
      <text:p text:style-name="P7">Per la realizzazione MPI si è dato per scontato che ogni core/macchina avesse salvato localmente il datastream da analizzare. Il core 0 (Master) rielabora la stringa in un pattern di interi da confrontare all’interno del datastream. In base al rank, R, del core il datastream di lunghezza N viene separato in <text:s/>N/<text:span text:style-name="T1">cores</text:span> <text:span text:style-name="T1">chunks, ognuno di grandezza |N/cores*R-N/cores*R+1| </text:span><text:span text:style-name="T4">ogni</text:span><text:span text:style-name="T1"> core riesce a ricavare gli indici (inizio e fine) del chunk da analizzare. L’indice </text:span><text:span text:style-name="T4">d’inizio</text:span><text:span text:style-name="T1"> sarà N/cores*R per tutti i core, l’indice di fine sarà N/cores*(R+1)+lunghezza del pattern da confrontare (dal momento che il pattern potrebbe trovarsi “a cavallo” tra due chunk) per tutti i core tranne l’ultimo che analizzerà la stringa fino alla fine. Dopo aver inviato i <text:s/>dati necessari agli altri core per trovare gli indici il core 0 inizierà ad analizzare la sua parte di codice, tutti I risultati saranno salvati in un array. Dopo aver finito di analizzare il suo chunk aspetterà di ricevere gli indici che gli altri core avranno </text:span><text:span text:style-name="T2">trovato</text:span><text:span text:style-name="T1">, ogni indice ricevuto </text:span><text:span text:style-name="T2">dal core 0 verrà </text:span><text:span text:style-name="T3">inserito</text:span><text:span text:style-name="T2"> nell’array. </text:span></text:p>
      <text:p text:style-name="P7"/>
      <text:p text:style-name="P6">OpenMP</text:p>
      <text:p text:style-name="P8"><text:span text:style-name="T5">Per la realizzazione OpenMP si è partito dalla realizzazione seriale per poi utilizzare la direttiva “pragma omp parallel” per parallelizzare la parte di codice desiderata. Ogni thread scorre lo stream analizzando la parte che va dall’indice N/threads*ThreadRank fino all’indice N/threads*(ThreadRank+1)+LengthPattern, </text:span><text:span text:style-name="T6">ad eccezione dell’ultimo thread che scorrerà lo stream fino alla fine. Ogni volta che un thread troverà un indice, l’indice verrà salvato in un array che sarà shared tra tutti I core, l’operazione di aggiornamento dell’array genera una race condition quindi è stata utilizzata la direttiva “pragma omp critical” per far si che I thread accedano e aggiornino in modo seriale l’array.</text:span></text:p>
      <text:p text:style-name="P8"><text:span text:style-name="T6"/></text:p>
      <text:p text:style-name="P2"><text:span text:style-name="T6">C</text:span><text:span text:style-name="T5">onsiderazioni sulle implementazioni</text:span></text:p>
      <text:p text:style-name="P9"><text:span text:style-name="T5">Per ottenere una parallelizzazione soddisfacente con MPI il codice è stato notevolmente modificato rispetto all’implementazione fatta con OpenMP. Non ho riscontrato particolari limitazioni all’interno dell’implementazione con MPI </text:span><text:span text:style-name="T7">od OpenMP, sicuramente all’interno di MPI la necessità di inviare segnali rallenta il codice dal momento che </text:span><text:span text:style-name="T8">il master core deve analizzare il suo chunk prima di ricevere I segnali dagli altri cores. Nonostante la semplicità di utilizzo OpenMP sicuramente non riuscirebbe a gestire lo scambio di dati e la parallelizzazione con la stessa capillarità di MPI.</text:span></text:p>
      <text:p text:style-name="P9"><text:span text:style-name="T8"/></text:p>
      <text:p text:style-name="P9"><text:span text:style-name="T8"/></text:p>
      <text:p text:style-name="P2"><text:span text:style-name="T5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21:35:31.367231809</meta:creation-date>
    <dc:date>2021-05-22T00:19:38.291228582</dc:date>
    <meta:editing-duration>PT45S</meta:editing-duration>
    <meta:editing-cycles>1</meta:editing-cycles>
    <meta:document-statistic meta:table-count="0" meta:image-count="0" meta:object-count="0" meta:page-count="1" meta:paragraph-count="8" meta:word-count="392" meta:character-count="2635" meta:non-whitespace-character-count="2248"/>
    <meta:generator>LibreOffice/7.0.5.2$Linux_X86_64 LibreOffice_project/00$Build-2</meta:generator>
  </office:meta>
</office:document-meta>
</file>